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800000269E49E50C6475062BD.png" manifest:media-type="image/png"/>
  <manifest:file-entry manifest:full-path="Pictures/10000201000003630000028E215AEFE38A40F377.png" manifest:media-type="image/png"/>
  <manifest:file-entry manifest:full-path="Pictures/100002010000041500000223489AF7AD919230DC.png" manifest:media-type="image/png"/>
  <manifest:file-entry manifest:full-path="Pictures/100002010000033C0000027F83A8FA83520AC67E.png" manifest:media-type="image/png"/>
  <manifest:file-entry manifest:full-path="Pictures/10000201000002E90000023AC1B94647B27EC2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blem 1</text:p>
          </draw:text-box>
        </draw:frame>
        <draw:frame draw:style-name="gr1" draw:text-style-name="P1" draw:layer="layout" svg:width="11.501cm" svg:height="8.799cm" draw:transform="rotate (0.00855211333477222) translate (1.759cm 4.536cm)">
          <draw:image xlink:href="Pictures/10000201000002E90000023AC1B94647B27EC227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8.821cm" svg:x="14.605cm" svg:y="4.445cm">
          <draw:image xlink:href="Pictures/100002010000033C0000027F83A8FA83520AC6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1: Runge</text:p>
          </draw:text-box>
        </draw:frame>
        <draw:frame draw:style-name="gr1" draw:text-style-name="P1" draw:layer="layout" svg:width="21.552cm" svg:height="11.281cm" svg:x="3.213cm" svg:y="3.257cm">
          <draw:image xlink:href="Pictures/100002010000041500000223489AF7AD919230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blem 2 | Surface Plots</text:p>
          </draw:text-box>
        </draw:frame>
        <draw:frame draw:style-name="gr1" draw:text-style-name="P1" draw:layer="layout" svg:width="12.19cm" svg:height="9.196cm" svg:x="0.635cm" svg:y="4.139cm">
          <draw:image xlink:href="Pictures/10000201000003630000028E215AEFE38A40F377.png" xlink:type="simple" xlink:show="embed" xlink:actuate="onLoad" draw:mime-type="image/png">
            <text:p/>
          </draw:image>
        </draw:frame>
        <draw:frame draw:style-name="gr1" draw:text-style-name="P1" draw:layer="layout" svg:width="13.975cm" svg:height="11.346cm" svg:x="13.335cm" svg:y="3.259cm">
          <draw:image xlink:href="Pictures/10000201000002F800000269E49E50C6475062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2a/b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e cod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7T13:42:04.804082310</meta:creation-date>
    <meta:generator>LibreOffice/7.0.5.2$Linux_X86_64 LibreOffice_project/00$Build-2</meta:generator>
    <dc:date>2021-04-17T13:46:44.769749289</dc:date>
    <meta:editing-duration>PT4M41S</meta:editing-duration>
    <meta:editing-cycles>2</meta:editing-cycles>
    <meta:document-statistic meta:object-count="39"/>
  </office:meta>
</office:document-meta>
</file>